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92cm" fo:min-width="4.263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b3cac7" draw:textarea-horizontal-align="justify" draw:textarea-vertical-align="middle" draw:auto-grow-height="false" fo:min-height="0.475cm" fo:min-width="4.262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b3cac7" draw:textarea-horizontal-align="justify" draw:textarea-vertical-align="middle" draw:auto-grow-height="false" fo:min-height="0.474cm" fo:min-width="4.262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2a6099" draw:fill-color="#2a6099" draw:textarea-horizontal-align="justify" draw:textarea-vertical-align="middle" draw:auto-grow-height="false" fo:min-height="0.792cm" fo:min-width="4.263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a6a6" draw:textarea-horizontal-align="justify" draw:textarea-vertical-align="middle" draw:auto-grow-height="false" fo:min-height="0.674cm" fo:min-width="5.21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ffa6a6" draw:textarea-horizontal-align="justify" draw:textarea-vertical-align="middle" draw:auto-grow-height="false" fo:min-height="0.673cm" fo:min-width="3.399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a6a6" draw:textarea-horizontal-align="justify" draw:textarea-vertical-align="middle" draw:auto-grow-height="false" fo:min-height="0.673cm" fo:min-width="5.087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afd095" draw:textarea-horizontal-align="justify" draw:textarea-vertical-align="middle" draw:auto-grow-height="false" fo:min-height="0.289cm" fo:min-width="3.96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e0c2cd" draw:textarea-horizontal-align="justify" draw:textarea-vertical-align="middle" draw:auto-grow-height="false" fo:min-height="0.289cm" fo:min-width="2.294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2a6099" draw:fill-color="#8d1d75" draw:textarea-horizontal-align="justify" draw:textarea-vertical-align="middle" draw:auto-grow-height="false" fo:min-height="0.674cm" fo:min-width="7.75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e0c2cd" draw:textarea-horizontal-align="justify" draw:textarea-vertical-align="middle" draw:auto-grow-height="false" fo:min-height="0.288cm" fo:min-width="2.294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0.289cm" fo:min-width="2.293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0.288cm" fo:min-width="2.293cm" style:writing-mode="lr-tb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 style:list-style-name="L1">
      <style:graphic-properties draw:stroke="none" draw:fill="none" fo:min-height="3.245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17" style:family="graphic" style:parent-style-name="standard">
      <style:graphic-properties draw:fill-color="#afd095" draw:textarea-horizontal-align="justify" draw:textarea-vertical-align="middle" draw:auto-grow-height="false" fo:min-height="0.289cm" fo:min-width="2.358cm" style:writing-mode="lr-tb" loext:decorative="false"/>
      <style:paragraph-properties style:writing-mode="lr-tb"/>
    </style:style>
    <style:style style:name="co1" style:family="table-column">
      <style:table-column-properties style:column-width="0.962cm" style:use-optimal-column-width="false"/>
    </style:style>
    <style:style style:name="co2" style:family="table-column">
      <style:table-column-properties style:column-width="0.985cm" style:use-optimal-column-width="false"/>
    </style:style>
    <style:style style:name="co3" style:family="table-column">
      <style:table-column-properties style:column-width="0.947cm" style:use-optimal-column-width="false"/>
    </style:style>
    <style:style style:name="co4" style:family="table-column">
      <style:table-column-properties style:column-width="0.96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fill="solid" draw:fill-color="#afd095" draw:textarea-vertical-align="middle"/>
      <style:paragraph-properties fo:text-align="center"/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afd095" draw:textarea-vertical-align="middle"/>
      <style:paragraph-properties fo:text-align="center"/>
      <style:text-properties fo:color="#2a6099" loext:opacity="100%" fo:font-weight="bold" style:font-weight-asian="bold" style:font-weight-complex="bold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b3cac7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-color="#2a6099"/>
      <style:paragraph-properties fo:text-align="center" style:writing-mode="lr-tb"/>
    </style:style>
    <style:style style:name="P7" style:family="paragraph">
      <loext:graphic-properties draw:fill-color="#ffa6a6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-color="#afd095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-color="#e0c2cd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-color="#8d1d75"/>
      <style:paragraph-properties fo:text-align="center" style:writing-mode="lr-tb"/>
    </style:style>
    <style:style style:name="P11" style:family="paragraph">
      <loext:graphic-properties draw:fill-color="#b4c7dc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color="#2a6099" loext:opacity="100%" fo:font-weight="bold" style:font-weight-asian="bold" style:font-weight-complex="bold"/>
    </style:style>
    <style:style style:name="P14" style:family="paragraph">
      <style:paragraph-properties fo:margin-left="0cm" fo:margin-right="0cm" fo:margin-top="0.22cm" fo:margin-bottom="0.15cm" fo:line-height="100%" fo:text-indent="0cm"/>
    </style:style>
    <style:style style:name="P15" style:family="paragraph">
      <loext:graphic-properties draw:fill="none"/>
      <style:paragraph-properties fo:margin-left="0cm" fo:margin-right="0cm" fo:margin-top="0.22cm" fo:margin-bottom="0.1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63cm" svg:height="1.042cm" svg:x="1cm" svg:y="12.747cm">
          <text:p text:style-name="P1"><text:span text:style-name="T1">Tileturn( 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762cm" svg:height="0.725cm" svg:x="1.001cm" svg:y="15.962cm">
          <text:p text:style-name="P3"><text:span text:style-name="T2">resetTi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762cm" svg:height="0.724cm" svg:x="1.001cm" svg:y="14.514cm">
          <text:p text:style-name="P3"><text:span text:style-name="T2">selectTile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762cm" svg:height="0.725cm" svg:x="1.001cm" svg:y="13.789cm">
          <text:p text:style-name="P3"><text:span text:style-name="T2">selectTile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762cm" svg:height="0.724cm" svg:x="1.001cm" svg:y="15.238cm">
          <text:p text:style-name="P3"><text:span text:style-name="T2">matchTi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63cm" svg:height="1.042cm" svg:x="0.999cm" svg:y="5.88cm">
          <text:p text:style-name="P1"><text:span text:style-name="T1">Gridinit( 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63cm" svg:height="1.042cm" svg:x="0.999cm" svg:y="10.83cm">
          <text:p text:style-name="P1"><text:span text:style-name="T1">Arrayinit( 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763cm" svg:height="1.042cm" svg:x="0.999cm" svg:y="4.887cm">
          <text:p text:style-name="P5">Init( 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63cm" svg:height="1.042cm" svg:x="1cm" svg:y="8.397cm">
          <text:p text:style-name="P1"><text:span text:style-name="T1">GameTopicinit( 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715cm" svg:height="0.924cm" svg:x="14.285cm" svg:y="8.28cm">
          <text:p text:style-name="P1"><text:span text:style-name="T1">Gempairs 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99cm" svg:height="0.923cm" svg:x="16.004cm" svg:y="3.866cm">
          <text:p text:style-name="P1"><text:span text:style-name="T1">tileArray 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587cm" svg:height="0.923cm" svg:x="14.145cm" svg:y="15.605cm">
          <text:p text:style-name="P1"><text:span text:style-name="T1">GameTile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69cm" svg:height="0.539cm" svg:x="14.704cm" svg:y="17.067cm">
          <text:p text:style-name="P3"><text:span text:style-name="T2">Tile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69cm" svg:height="0.539cm" svg:x="14.704cm" svg:y="16.528cm">
          <text:p text:style-name="P3"><text:span text:style-name="T2">Tile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69cm" svg:height="0.539cm" svg:x="14.704cm" svg:y="17.606cm">
          <text:p text:style-name="P3"><text:span text:style-name="T2">Tile..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539cm" svg:x="6.362cm" svg:y="2.973cm">
          <text:p text:style-name="P3"><text:span text:style-name="T2">match-til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539cm" svg:x="6.362cm" svg:y="1.896cm">
          <text:p text:style-name="P3"><text:span text:style-name="T2">id-ti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255cm" svg:height="0.924cm" svg:x="6.362cm" svg:y="0.972cm">
          <text:p text:style-name="P5">Tile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794cm" svg:height="0.538cm" svg:x="6.362cm" svg:y="2.435cm">
          <text:p text:style-name="P3"><text:span text:style-name="T2">face-til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539cm" svg:x="9.119cm" svg:y="2.973cm">
          <text:p text:style-name="P3"><text:span text:style-name="T2">is-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539cm" svg:x="9.119cm" svg:y="1.896cm">
          <text:p text:style-name="P3"><text:span text:style-name="T2">fac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794cm" svg:height="0.538cm" svg:x="9.119cm" svg:y="2.435cm">
          <text:p text:style-name="P3"><text:span text:style-name="T2">match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793cm" svg:height="0.539cm" svg:x="11.859cm" svg:y="3.001cm">
          <text:p text:style-name="P3"><text:span text:style-name="T2">getid()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793cm" svg:height="0.539cm" svg:x="11.859cm" svg:y="1.924cm">
          <text:p text:style-name="P3"><text:span text:style-name="T2">getmatch()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793cm" svg:height="0.538cm" svg:x="11.859cm" svg:y="2.463cm">
          <text:p text:style-name="P3"><text:span text:style-name="T2">getans(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69cm" svg:height="0.539cm" svg:x="14.652cm" svg:y="13.892cm">
          <text:p text:style-name="P3"><text:span text:style-name="T2">Tile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69cm" svg:height="0.539cm" svg:x="14.652cm" svg:y="13.353cm">
          <text:p text:style-name="P3"><text:span text:style-name="T2">Tile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69cm" svg:height="0.539cm" svg:x="14.652cm" svg:y="14.431cm">
          <text:p text:style-name="P3"><text:span text:style-name="T2">Tile...</text:span></text:p>
          <draw:enhanced-geometry svg:viewBox="0 0 21600 21600" draw:type="rectangle" draw:enhanced-path="M 0 0 L 21600 0 21600 21600 0 21600 0 0 Z N"/>
        </draw:custom-shape>
        <draw:frame draw:style-name="gr14" draw:layer="layout" svg:width="3.858cm" svg:height="2.885cm" svg:x="16.004cm" svg:y="4.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2"><text:span text:style-name="T3">A1</text:span></text:p>
              </table:table-cell>
              <table:table-cell>
                <text:p text:style-name="P13"><text:span text:style-name="T3">A2</text:span></text:p>
              </table:table-cell>
              <table:table-cell>
                <text:p text:style-name="P13"><text:span text:style-name="T3">A3</text:span></text:p>
              </table:table-cell>
              <table:table-cell>
                <text:p text:style-name="P13"><text:span text:style-name="T3">A4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3">B1</text:span></text:p>
              </table:table-cell>
              <table:table-cell>
                <text:p text:style-name="P13"><text:span text:style-name="T3">B2</text:span></text:p>
              </table:table-cell>
              <table:table-cell>
                <text:p text:style-name="P13"><text:span text:style-name="T3">B3</text:span></text:p>
              </table:table-cell>
              <table:table-cell>
                <text:p text:style-name="P13"><text:span text:style-name="T3">B4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3">C1</text:span></text:p>
              </table:table-cell>
              <table:table-cell>
                <text:p text:style-name="P13"><text:span text:style-name="T3">C2</text:span></text:p>
              </table:table-cell>
              <table:table-cell>
                <text:p text:style-name="P13"><text:span text:style-name="T3">C3</text:span></text:p>
              </table:table-cell>
              <table:table-cell>
                <text:p text:style-name="P13"><text:span text:style-name="T3">C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5" draw:layer="layout" svg:width="8.573cm" svg:height="3.495cm" svg:x="6.714cm" svg:y="4.152cm">
          <draw:text-box>
            <text:p text:style-name="P14"><text:span text:style-name="T4">griditem = &lt;div class="grid-item tile" id= gridloco&gt; </text:span></text:p>
            <text:p text:style-name="P14"><text:span text:style-name="T4">let childDiv = document.createElement('div'); </text:span></text:p>
            <text:p text:style-name="P14"><text:span text:style-name="T4">childDiv.innerHTML = griditem; </text:span></text:p>
            <text:p text:style-name="P14"><text:span text:style-name="T4">childDiv.addEventListener("click", tileturn); </text:span></text:p>
            <text:p text:style-name="P14"><text:span text:style-name="T4">parentDiv.appendChild(childDiv);</text:span></text:p>
          </draw:text-box>
        </draw:frame>
        <draw:frame draw:style-name="gr16" draw:text-style-name="P17" draw:layer="layout" svg:width="5.08cm" svg:height="1.039cm" svg:x="6.715cm" svg:y="8.501cm">
          <draw:text-box>
            <text:p text:style-name="P16"><text:span text:style-name="T5">csv-import.js <text:s text:c="3"/>Names <text:s/>&gt;&gt;&gt;</text:span></text:p>
          </draw:text-box>
        </draw:frame>
        <draw:custom-shape draw:style-name="gr17" draw:text-style-name="P8" draw:layer="layout" svg:width="2.858cm" svg:height="0.539cm" svg:x="14.285cm" svg:y="9.204cm">
          <text:p text:style-name="P3"><text:span text:style-name="T2">[0] name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858cm" svg:height="0.539cm" svg:x="17.142cm" svg:y="9.204cm">
          <text:p text:style-name="P3"><text:span text:style-name="T2">[1] imag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0:28:39.947893270</meta:creation-date>
    <meta:editing-duration>PT45S</meta:editing-duration>
    <meta:editing-cycles>2</meta:editing-cycles>
    <meta:generator>LibreOffice/24.2.6.2$Linux_X86_64 LibreOffice_project/420$Build-2</meta:generator>
    <dc:date>2024-11-17T10:29:24.152660657</dc:date>
    <meta:document-statistic meta:object-count="33"/>
  </office:meta>
</office:document-meta>
</file>